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06500000018DABDD5D9.png" manifest:media-type="image/png"/>
  <manifest:file-entry manifest:full-path="Pictures/1000017400000BDA0000039E2DDCE33A.svg" manifest:media-type="image/svg+xml"/>
  <manifest:file-entry manifest:full-path="Pictures/1000000100000073000000236482F60D.png" manifest:media-type="image/png"/>
  <manifest:file-entry manifest:full-path="Pictures/1000013100000A75000002805814E775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JoinColumns" style:family="table">
      <style:table-properties style:width="17cm" table:align="margins"/>
    </style:style>
    <style:style style:name="TableJoinColumns.A" style:family="table-column">
      <style:table-column-properties style:column-width="5.667cm" style:rel-column-width="21845*"/>
    </style:style>
    <style:style style:name="TableJoinColumn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JoinColumns.C1" style:family="table-cell">
      <style:table-cell-properties fo:padding="0.097cm" fo:border="0.05pt solid #000000"/>
    </style:style>
    <style:style style:name="TableJoinColumns.A2" style:family="table-cell">
      <style:table-cell-properties fo:padding="0.097cm" fo:border-left="0.05pt solid #000000" fo:border-right="none" fo:border-top="none" fo:border-bottom="0.05pt solid #000000"/>
    </style:style>
    <style:style style:name="TableJoinColumn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JoinRows" style:family="table">
      <style:table-properties style:width="17cm" table:align="margins"/>
    </style:style>
    <style:style style:name="TableJoinRows.A" style:family="table-column">
      <style:table-column-properties style:column-width="5.667cm" style:rel-column-width="21845*"/>
    </style:style>
    <style:style style:name="TableJoinRow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JoinRows.C1" style:family="table-cell">
      <style:table-cell-properties fo:padding="0.097cm" fo:border="0.05pt solid #000000"/>
    </style:style>
    <style:style style:name="TableJoinRows.B2" style:family="table-cell">
      <style:table-cell-properties fo:padding="0.097cm" fo:border-left="0.05pt solid #000000" fo:border-right="none" fo:border-top="none" fo:border-bottom="0.05pt solid #000000"/>
    </style:style>
    <style:style style:name="TableJoinRow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SplitColumns" style:family="table">
      <style:table-properties style:width="17cm" table:align="margins"/>
    </style:style>
    <style:style style:name="TableSplitColumns.A" style:family="table-column">
      <style:table-column-properties style:column-width="5.667cm" style:rel-column-width="21845*"/>
    </style:style>
    <style:style style:name="TableSplitColumns.B" style:family="table-column">
      <style:table-column-properties style:column-width="2.833cm" style:rel-column-width="10922*"/>
    </style:style>
    <style:style style:name="TableSplitColumns.C" style:family="table-column">
      <style:table-column-properties style:column-width="2.833cm" style:rel-column-width="10923*"/>
    </style:style>
    <style:style style:name="TableSplitColumn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SplitColumns.D1" style:family="table-cell">
      <style:table-cell-properties fo:padding="0.097cm" fo:border="0.05pt solid #000000"/>
    </style:style>
    <style:style style:name="TableSplitColumns.A2" style:family="table-cell">
      <style:table-cell-properties fo:padding="0.097cm" fo:border-left="0.05pt solid #000000" fo:border-right="none" fo:border-top="none" fo:border-bottom="0.05pt solid #000000"/>
    </style:style>
    <style:style style:name="TableSplitColumn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SplitRows" style:family="table">
      <style:table-properties style:width="17cm" table:align="margins"/>
    </style:style>
    <style:style style:name="TableSplitRows.A" style:family="table-column">
      <style:table-column-properties style:column-width="5.667cm" style:rel-column-width="21845*"/>
    </style:style>
    <style:style style:name="TableSplitRow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SplitRows.C1" style:family="table-cell">
      <style:table-cell-properties fo:padding="0.097cm" fo:border="0.05pt solid #000000"/>
    </style:style>
    <style:style style:name="TableSplitRows.A2" style:family="table-cell">
      <style:table-cell-properties fo:padding="0.097cm" fo:border-left="0.05pt solid #000000" fo:border-right="none" fo:border-top="none" fo:border-bottom="0.05pt solid #000000"/>
    </style:style>
    <style:style style:name="TableSplitRow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NoSplitJoin" style:family="table">
      <style:table-properties style:width="17cm" table:align="margins"/>
    </style:style>
    <style:style style:name="TableNoSplitJoin.A" style:family="table-column">
      <style:table-column-properties style:column-width="5.667cm" style:rel-column-width="21845*"/>
    </style:style>
    <style:style style:name="TableNoSplitJoin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NoSplitJoin.C1" style:family="table-cell">
      <style:table-cell-properties fo:padding="0.097cm" fo:border="0.05pt solid #000000"/>
    </style:style>
    <style:style style:name="TableNoSplitJoin.A2" style:family="table-cell">
      <style:table-cell-properties fo:padding="0.097cm" fo:border-left="0.05pt solid #000000" fo:border-right="none" fo:border-top="none" fo:border-bottom="0.05pt solid #000000"/>
    </style:style>
    <style:style style:name="TableNoSplitJoin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1a30" officeooo:paragraph-rsid="001b1a30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justify" draw:textarea-vertical-align="middle" draw:auto-grow-height="false" fo:min-height="2.656cm" fo:min-width="2.6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3.323cm" fo:min-width="3.3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2.117cm" fo:min-width="3.295cm" style:writing-mode="lr-tb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JoinColumns" table:style-name="TableJoinColumns">
        <table:table-column table:style-name="TableJoinColumns.A" table:number-columns-repeated="3"/>
        <table:table-row>
          <table:table-cell table:style-name="TableJoinColumns.A1" office:value-type="string">
            <text:p text:style-name="P1">data</text:p>
          </table:table-cell>
          <table:table-cell table:style-name="TableJoinColumns.A1" office:value-type="string">
            <text:p text:style-name="P1">data</text:p>
          </table:table-cell>
          <table:table-cell table:style-name="TableJoinColumns.C1" office:value-type="string">
            <text:p text:style-name="P1">data</text:p>
          </table:table-cell>
        </table:table-row>
        <table:table-row>
          <table:table-cell table:style-name="TableJoinColumns.A2" table:number-columns-spanned="2" office:value-type="string">
            <text:p text:style-name="P1">data</text:p>
          </table:table-cell>
          <table:covered-table-cell/>
          <table:table-cell table:style-name="TableJoinColumns.C2" office:value-type="string">
            <text:p text:style-name="P1">data</text:p>
          </table:table-cell>
        </table:table-row>
      </table:table>
      <text:p text:style-name="Standard"/>
      <table:table table:name="TableJoinRows" table:style-name="TableJoinRows">
        <table:table-column table:style-name="TableJoinRows.A" table:number-columns-repeated="3"/>
        <table:table-row>
          <table:table-cell table:style-name="TableJoinRows.A1" table:number-rows-spanned="2" office:value-type="string">
            <text:p text:style-name="P1">data</text:p>
          </table:table-cell>
          <table:table-cell table:style-name="TableJoinRows.A1" office:value-type="string">
            <text:p text:style-name="P1">data</text:p>
          </table:table-cell>
          <table:table-cell table:style-name="TableJoinRows.C1" office:value-type="string">
            <text:p text:style-name="P1">data</text:p>
          </table:table-cell>
        </table:table-row>
        <table:table-row>
          <table:covered-table-cell table:style-name="TableJoinRows.A1"/>
          <table:table-cell table:style-name="TableJoinRows.B2" office:value-type="string">
            <text:p text:style-name="P1">data</text:p>
          </table:table-cell>
          <table:table-cell table:style-name="TableJoinRows.C2" office:value-type="string">
            <text:p text:style-name="P1">data</text:p>
          </table:table-cell>
        </table:table-row>
      </table:table>
      <text:p text:style-name="Standard"/>
      <table:table table:name="TableSplitColumns" table:style-name="TableSplitColumns">
        <table:table-column table:style-name="TableSplitColumns.A"/>
        <table:table-column table:style-name="TableSplitColumns.B"/>
        <table:table-column table:style-name="TableSplitColumns.C"/>
        <table:table-column table:style-name="TableSplitColumns.A"/>
        <table:table-row>
          <table:table-cell table:style-name="TableSplitColumns.A1" office:value-type="string">
            <text:p text:style-name="P1">data</text:p>
          </table:table-cell>
          <table:table-cell table:style-name="TableSplitColumns.A1" table:number-columns-spanned="2" office:value-type="string">
            <text:p text:style-name="P1">data</text:p>
          </table:table-cell>
          <table:covered-table-cell/>
          <table:table-cell table:style-name="TableSplitColumns.D1" office:value-type="string">
            <text:p text:style-name="P1">data</text:p>
          </table:table-cell>
        </table:table-row>
        <table:table-row>
          <table:table-cell table:style-name="TableSplitColumns.A2" office:value-type="string">
            <text:p text:style-name="P1">data</text:p>
          </table:table-cell>
          <table:table-cell table:style-name="TableSplitColumns.A2" office:value-type="string">
            <text:p text:style-name="P1">data</text:p>
          </table:table-cell>
          <table:table-cell table:style-name="TableSplitColumns.A2" office:value-type="string">
            <text:p text:style-name="P1">data</text:p>
          </table:table-cell>
          <table:table-cell table:style-name="TableSplitColumns.D2" office:value-type="string">
            <text:p text:style-name="P1">data</text:p>
          </table:table-cell>
        </table:table-row>
        <table:table-row>
          <table:table-cell table:style-name="TableSplitColumns.A2" office:value-type="string">
            <text:p text:style-name="P1">data</text:p>
          </table:table-cell>
          <table:table-cell table:style-name="TableSplitColumns.A2" table:number-columns-spanned="2" office:value-type="string">
            <text:p text:style-name="P1">data</text:p>
          </table:table-cell>
          <table:covered-table-cell/>
          <table:table-cell table:style-name="TableSplitColumns.D2" office:value-type="string">
            <text:p text:style-name="P1">data</text:p>
          </table:table-cell>
        </table:table-row>
      </table:table>
      <text:p text:style-name="Standard"/>
      <table:table table:name="TableSplitRows" table:style-name="TableSplitRows">
        <table:table-column table:style-name="TableSplitRows.A" table:number-columns-repeated="3"/>
        <table:table-row>
          <table:table-cell table:style-name="TableSplitRows.A1" office:value-type="string">
            <text:p text:style-name="P1">data</text:p>
          </table:table-cell>
          <table:table-cell table:style-name="TableSplitRows.A1" office:value-type="string">
            <text:p text:style-name="P1">data</text:p>
          </table:table-cell>
          <table:table-cell table:style-name="TableSplitRows.C1" office:value-type="string">
            <text:p text:style-name="P1">data</text:p>
          </table:table-cell>
        </table:table-row>
        <table:table-row>
          <table:table-cell table:style-name="TableSplitRows.A2" table:number-rows-spanned="2" office:value-type="string">
            <text:p text:style-name="P1">data</text:p>
          </table:table-cell>
          <table:table-cell table:style-name="TableSplitRows.A2" office:value-type="string">
            <text:p text:style-name="P1">data</text:p>
          </table:table-cell>
          <table:table-cell table:style-name="TableSplitRows.C2" table:number-rows-spanned="2" office:value-type="string">
            <text:p text:style-name="P1">data</text:p>
          </table:table-cell>
        </table:table-row>
        <table:table-row>
          <table:covered-table-cell table:style-name="TableSplitRows.A2"/>
          <table:table-cell table:style-name="TableSplitRows.A2" office:value-type="string">
            <text:p text:style-name="P1">data</text:p>
          </table:table-cell>
          <table:covered-table-cell table:style-name="TableSplitRows.C2"/>
        </table:table-row>
        <table:table-row>
          <table:table-cell table:style-name="TableSplitRows.A2" office:value-type="string">
            <text:p text:style-name="P1">data</text:p>
          </table:table-cell>
          <table:table-cell table:style-name="TableSplitRows.A2" office:value-type="string">
            <text:p text:style-name="P1">data</text:p>
          </table:table-cell>
          <table:table-cell table:style-name="TableSplitRows.C2" office:value-type="string">
            <text:p text:style-name="P1">data</text:p>
          </table:table-cell>
        </table:table-row>
      </table:table>
      <text:p text:style-name="Standard"/>
      <table:table table:name="TableNoSplitJoin" table:style-name="TableNoSplitJoin">
        <table:table-column table:style-name="TableNoSplitJoin.A" table:number-columns-repeated="3"/>
        <table:table-row>
          <table:table-cell table:style-name="TableNoSplitJoin.A1" office:value-type="string">
            <text:p text:style-name="P1">data</text:p>
          </table:table-cell>
          <table:table-cell table:style-name="TableNoSplitJoin.A1" office:value-type="string">
            <text:p text:style-name="P1">data</text:p>
          </table:table-cell>
          <table:table-cell table:style-name="TableNoSplitJoin.C1" office:value-type="string">
            <text:p text:style-name="P1">data</text:p>
          </table:table-cell>
        </table:table-row>
        <table:table-row>
          <table:table-cell table:style-name="TableNoSplitJoin.A2" office:value-type="string">
            <text:p text:style-name="P1">data</text:p>
          </table:table-cell>
          <table:table-cell table:style-name="TableNoSplitJoin.A2" office:value-type="string">
            <text:p text:style-name="P1">data</text:p>
          </table:table-cell>
          <table:table-cell table:style-name="TableNoSplitJoin.C2" office:value-type="string">
            <text:p text:style-name="P1">data</text:p>
          </table:table-cell>
        </table:table-row>
      </table:table>
      <text:p text:style-name="Standard"><draw:custom-shape text:anchor-type="paragraph" draw:z-index="4" draw:name="Just a Circle" draw:style-name="gr1" draw:text-style-name="P2" svg:width="3.754cm" svg:height="3.754cm" svg:x="11.081cm" svg:y="4.8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Just a Rectangle" draw:style-name="gr2" draw:text-style-name="P2" svg:width="3.324cm" svg:height="3.324cm" svg:x="5.657cm" svg:y="5.092cm"><svg:title>Title A.K.A Alt of Rectangle</svg:title><svg:desc>Rectangle Description</svg:desc><text:p/><draw:enhanced-geometry svg:viewBox="0 0 21600 21600" draw:type="rectangle" draw:enhanced-path="M 0 0 L 21600 0 21600 21600 0 21600 0 0 Z N"/></draw:custom-shape><draw:custom-shape text:anchor-type="paragraph" draw:z-index="5" draw:name="Decorative rectangle" draw:style-name="gr3" draw:text-style-name="P3" svg:width="3.296cm" svg:height="2.117cm" svg:x="1.6cm" svg:y="5.547cm"><text:p/><draw:enhanced-geometry svg:viewBox="0 0 21600 21600" draw:type="rectangle" draw:enhanced-path="M 0 0 L 21600 0 21600 21600 0 21600 0 0 Z N"/></draw:custom-shape><draw:polyline text:anchor-type="paragraph" draw:z-index="6" draw:name="Polyline with 5 points 1" draw:style-name="gr4" draw:text-style-name="P2" svg:width="3.783cm" svg:height="3.858cm" draw:transform="rotate (-1.30411001709016) translate (8.92554994006036cm 8.81762205671103cm)" svg:viewBox="0 0 3784 3859" draw:points="270,3859 3784,3859 3279,0 86,329 0,3528"><text:p/></draw:polyline><draw:frame draw:style-name="fr1" draw:name="Left Arrow" text:anchor-type="char" svg:x="2.649cm" svg:y="0.78cm" svg:width="3.034cm" svg:height="0.926cm" draw:z-index="0"><draw:image xlink:href="Pictures/1000017400000BDA0000039E2DDCE33A.svg" xlink:type="simple" xlink:show="embed" xlink:actuate="onLoad" draw:mime-type="image/svg+xml"/><draw:image xlink:href="Pictures/1000000100000073000000236482F60D.png" xlink:type="simple" xlink:show="embed" xlink:actuate="onLoad" draw:mime-type="image/png"/></draw:frame><draw:frame draw:style-name="fr1" draw:name="Right Arrow" text:anchor-type="char" svg:x="2.701cm" svg:y="2.401cm" svg:width="2.678cm" svg:height="0.64cm" draw:z-index="1"><draw:image xlink:href="Pictures/1000013100000A75000002805814E775.svg" xlink:type="simple" xlink:show="embed" xlink:actuate="onLoad" draw:mime-type="image/svg+xml"/><draw:image xlink:href="Pictures/100000010000006500000018DABDD5D9.png" xlink:type="simple" xlink:show="embed" xlink:actuate="onLoad" draw:mime-type="image/png"/><svg:title>ALT of Right Arrow</svg:title></draw:frame><draw:frame draw:style-name="fr2" draw:name="JustAChart" text:anchor-type="char" svg:x="8.567cm" svg:y="0.196cm" svg:width="5.607cm" svg:height="3.491cm" draw:z-index="2"><draw:object xlink:href="./Object 1" xlink:type="simple" xlink:show="embed" xlink:actuate="onLoad"/><draw:image xlink:href="./ObjectReplacements/Object 1" xlink:type="simple" xlink:show="embed" xlink:actuate="onLoad"/><svg:desc>Just a Chart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1-08T22:02:47.729119582</meta:creation-date>
    <meta:editing-cycles>11</meta:editing-cycles>
    <meta:editing-duration>PT31M14S</meta:editing-duration>
    <dc:description>This is a Comment</dc:description>
    <meta:keyword>This are Keywords</meta:keyword>
    <dc:subject>This is Subject</dc:subject>
    <dc:title>This is Title</dc:title>
    <dc:date>2025-06-12T10:52:25.625564600</dc:date>
    <meta:generator>LibreOfficeDev/25.8.0.0.alpha1$Windows_X86_64 LibreOffice_project/4277009d7f29a6aa597d85567e94c97b0346aaae</meta:generator>
    <meta:document-statistic meta:table-count="5" meta:image-count="2" meta:object-count="1" meta:page-count="1" meta:paragraph-count="36" meta:word-count="36" meta:character-count="144" meta:non-whitespace-character-count="14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607cm" svg:height="3.49cm" xlink:href="." xlink:type="simple" chart:class="chart:bar" chart:style-name="ch1">
        <chart:plot-area chart:style-name="ch2" svg:x="0.112cm" svg:y="0.069cm" svg:width="5.383cm" svg:height="3.352cm">
          <chart:coordinate-region svg:x="0.746cm" svg:y="0.268cm" svg:width="4.749cm" svg:height="2.50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Dev/25.8.0.0.alpha1$Windows_X86_64 LibreOffice_project/4277009d7f29a6aa597d85567e94c97b0346aaa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